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5000001C68F96542EF92C91DF.png" manifest:media-type="image/png"/>
  <manifest:file-entry manifest:full-path="Pictures/100000010000077B0000019D5F0BF68A124EAB08.png" manifest:media-type="image/png"/>
  <manifest:file-entry manifest:full-path="Pictures/1000000100000582000000D655A1CB8FA49B305C.png" manifest:media-type="image/png"/>
  <manifest:file-entry manifest:full-path="Pictures/10000001000004B3000003A30D9DC308DE8042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485" officeooo:paragraph-rsid="000e1378"/>
    </style:style>
    <style:style style:name="P2" style:family="paragraph" style:parent-style-name="Standard">
      <style:text-properties officeooo:rsid="000e1378" officeooo:paragraph-rsid="000e1378"/>
    </style:style>
    <style:style style:name="P3" style:family="paragraph" style:parent-style-name="Standard">
      <style:text-properties officeooo:rsid="000e4c00" officeooo:paragraph-rsid="000e4c00"/>
    </style:style>
    <style:style style:name="P4" style:family="paragraph" style:parent-style-name="Standard">
      <style:text-properties officeooo:rsid="000ed343" officeooo:paragraph-rsid="000ed343"/>
    </style:style>
    <style:style style:name="T1" style:family="text">
      <style:text-properties officeooo:rsid="000a5485"/>
    </style:style>
    <style:style style:name="T2" style:family="text">
      <style:text-properties fo:font-weight="bold" officeooo:rsid="000a548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4.83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2">Assignment-9</text:span></text:p>
      <text:p text:style-name="Standard"><text:s text:c="48"/><text:span text:style-name="T1">Query multiple tables at once</text:span></text:p>
      <text:p text:style-name="P1">1.</text:p>
      <text:p text:style-name="P2"><draw:frame draw:style-name="fr3" draw:name="Image1" text:anchor-type="char" svg:x="0.011cm" svg:y="0.333cm" svg:width="14.166cm" svg:height="4.362cm" draw:z-index="0"><draw:image xlink:href="Pictures/10000001000004B3000003A30D9DC308DE8042AD.png" xlink:type="simple" xlink:show="embed" xlink:actuate="onLoad" draw:mime-type="image/png"/></draw:frame><text:s text:c="5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</text:p>
      <text:p text:style-name="P2"><draw:frame draw:style-name="fr2" draw:name="Image2" text:anchor-type="char" svg:x="0.162cm" svg:y="0.489cm" svg:width="14.878cm" svg:height="4.621cm" draw:z-index="1"><draw:image xlink:href="Pictures/10000001000005B5000001C68F96542EF92C91DF.png" xlink:type="simple" xlink:show="embed" xlink:actuate="onLoad" draw:mime-type="image/png"/></draw:frame><text:s text:c="170"/></text:p>
      <text:p text:style-name="P3"/>
      <text:p text:style-name="P3"/>
      <text:p text:style-name="P3">3.</text:p>
      <text:p text:style-name="P3"/>
      <text:p text:style-name="P3"><draw:frame draw:style-name="fr1" draw:name="Image3" text:anchor-type="char" svg:width="17cm" svg:height="2.579cm" draw:z-index="2"><draw:image xlink:href="Pictures/1000000100000582000000D655A1CB8FA49B305C.png" xlink:type="simple" xlink:show="embed" xlink:actuate="onLoad" draw:mime-type="image/png"/></draw:frame><text:s text:c="174"/></text:p>
      <text:p text:style-name="P4">4.</text:p>
      <text:p text:style-name="P4"/>
      <text:p text:style-name="P4"><draw:frame draw:style-name="fr1" draw:name="Image4" text:anchor-type="char" svg:width="17cm" svg:height="3.665cm" draw:z-index="3"><draw:image xlink:href="Pictures/100000010000077B0000019D5F0BF68A124EAB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8:52.494101667</meta:creation-date>
    <dc:date>2023-09-14T16:20:42.254484008</dc:date>
    <meta:editing-duration>PT1H30M26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1" meta:paragraph-count="9" meta:word-count="10" meta:character-count="555" meta:non-whitespace-character-count="45"/>
  </office:meta>
</office:document-meta>
</file>